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193cm" fo:margin-left="-0.199cm" fo:margin-top="0cm" fo:margin-bottom="0cm" table:align="left" style:writing-mode="lr-tb"/>
    </style:style>
    <style:style style:name="Tabelle1.A" style:family="table-column">
      <style:table-column-properties style:column-width="4.942cm"/>
    </style:style>
    <style:style style:name="Tabelle1.B" style:family="table-column">
      <style:table-column-properties style:column-width="13.25cm"/>
    </style:style>
    <style:style style:name="Tabelle1.1" style:family="table-row">
      <style:table-row-properties style:min-row-height="2.805cm" fo:keep-together="auto"/>
    </style:style>
    <style:style style:name="Tabelle1.A1" style:family="table-cell">
      <style:table-cell-properties fo:padding-left="0.199cm" fo:padding-right="0.191cm" fo:padding-top="0cm" fo:padding-bottom="0cm" fo:border="0.5pt solid #00000a"/>
    </style:style>
    <style:style style:name="Tabelle1.2" style:family="table-row">
      <style:table-row-properties style:min-row-height="0.168cm" fo:keep-together="auto"/>
    </style:style>
    <style:style style:name="Tabelle1.3" style:family="table-row">
      <style:table-row-properties style:min-row-height="0.166cm" fo:keep-together="auto"/>
    </style:style>
    <style:style style:name="Tabelle1.4" style:family="table-row">
      <style:table-row-properties style:min-row-height="2.494cm" fo:keep-together="auto"/>
    </style:style>
    <style:style style:name="Tabelle1.5" style:family="table-row">
      <style:table-row-properties style:min-row-height="1.012cm" fo:keep-together="auto"/>
    </style:style>
    <style:style style:name="Tabelle1.6" style:family="table-row">
      <style:table-row-properties fo:keep-together="auto"/>
    </style:style>
    <style:style style:name="Tabelle1.7" style:family="table-row">
      <style:table-row-properties fo:keep-together="auto"/>
    </style:style>
    <style:style style:name="Tabelle1.8" style:family="table-row">
      <style:table-row-properties style:min-row-height="2.921cm" fo:keep-together="auto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language="en" fo:country="GB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language="en" fo:country="GB" fo:font-weight="bold" style:font-weight-asian="bold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language="en" fo:country="GB"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language="en" fo:country="G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language="en" fo:country="GB" officeooo:paragraph-rsid="002074f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language="en" fo:country="GB" officeooo:rsid="001e273c" officeooo:paragraph-rsid="001e273c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66b3" fo:language="en" fo:country="GB" fo:font-weight="bold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66b3" fo:language="en" fo:country="GB" fo:font-weight="bold" officeooo:paragraph-rsid="001c5f65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66b3" fo:language="en" fo:country="GB" fo:font-weight="bold" officeooo:paragraph-rsid="002074f2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66b3" fo:language="en" fo:country="GB" fo:font-weight="bold" officeooo:rsid="001e1da4" officeooo:paragraph-rsid="001e1da4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66b3" fo:language="en" fo:country="GB" fo:font-weight="bold" officeooo:rsid="001e273c" officeooo:paragraph-rsid="001e273c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66b3" fo:language="en" fo:country="GB" fo:font-weight="bold" officeooo:rsid="0021fc9a" officeooo:paragraph-rsid="0021fc9a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66b3" fo:language="en" fo:country="GB" fo:font-weight="bold" officeooo:rsid="00201011" officeooo:paragraph-rsid="00201011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66b3" fo:language="en" fo:country="GB" fo:font-weight="bold" officeooo:rsid="001fabf6" officeooo:paragraph-rsid="001fabf6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/>
    </style:style>
    <style:style style:name="T3" style:family="text">
      <style:text-properties officeooo:rsid="001c5f65"/>
    </style:style>
    <style:style style:name="T4" style:family="text">
      <style:text-properties officeooo:rsid="00201011"/>
    </style:style>
    <style:style style:name="T5" style:family="text">
      <style:text-properties officeooo:rsid="002074f2"/>
    </style:style>
    <style:style style:name="T6" style:family="text">
      <style:text-properties officeooo:rsid="0023da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Mergers and Acquisitions</text:p>
      <text:p text:style-name="P4">You are going to listen to a lecture on mergers and acquisitions. Discuss what you know about the subject already and take notes in the grid below. Then listen to the lecture and complete your notes.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5">Merger</text:p>
          </table:table-cell>
          <table:table-cell table:style-name="Tabelle1.A1" office:value-type="string">
            <text:p text:style-name="P1"><text:span text:style-name="T2">Definition</text:span><text:span text:style-name="T1">:</text:span></text:p>
            <text:p text:style-name="P2"/>
            <text:p text:style-name="P10"><text:span text:style-name="T3">Active combining of two companies, often about the same size. They combine as equals and by mutual agreement. New shares are issued in place of the old shares.</text:span></text:p>
          </table:table-cell>
        </table:table-row>
        <table:table-row table:style-name="Tabelle1.2">
          <table:table-cell table:style-name="Tabelle1.A1" table:number-rows-spanned="2" office:value-type="string">
            <text:p text:style-name="P5">Acquisition/ Takeover</text:p>
          </table:table-cell>
          <table:table-cell table:style-name="Tabelle1.A1" office:value-type="string">
            <text:p text:style-name="P1"><text:span text:style-name="T2">Definition</text:span><text:span text:style-name="T1">:</text:span></text:p>
            <text:p text:style-name="P2"/>
            <text:p text:style-name="P12">When one company acquires or takes over another company, establishing itself as the new owner.</text:p>
            <text:p text:style-name="P2"/>
          </table:table-cell>
        </table:table-row>
        <table:table-row table:style-name="Tabelle1.3">
          <table:covered-table-cell/>
          <table:table-cell table:style-name="Tabelle1.A1" office:value-type="string">
            <text:p text:style-name="P1"><text:span text:style-name="T2">Types</text:span><text:span text:style-name="T1">:</text:span></text:p>
            <text:p text:style-name="P8"/>
            <text:p text:style-name="P13">friendly or hostile</text:p>
            <text:p text:style-name="P2"/>
          </table:table-cell>
        </table:table-row>
        <table:table-row table:style-name="Tabelle1.4">
          <table:table-cell table:style-name="Tabelle1.A1" table:number-rows-spanned="2" office:value-type="string">
            <text:p text:style-name="P5">Processes (how they happen)</text:p>
          </table:table-cell>
          <table:table-cell table:style-name="Tabelle1.A1" office:value-type="string">
            <text:p text:style-name="P1"><text:span text:style-name="T2">M</text:span><text:span text:style-name="T1">:</text:span></text:p>
            <text:p text:style-name="P2"/>
            <text:p text:style-name="P14">2 companies make <text:s/>a deal and form one company, probably under shared leadership.</text:p>
            <text:p text:style-name="P2"/>
          </table:table-cell>
        </table:table-row>
        <table:table-row table:style-name="Tabelle1.5">
          <table:covered-table-cell/>
          <table:table-cell table:style-name="Tabelle1.A1" office:value-type="string">
            <text:p text:style-name="P1"><text:span text:style-name="T2">A</text:span><text:span text:style-name="T1">:</text:span></text:p>
            <text:p text:style-name="P2"/>
            <text:p text:style-name="P11"><text:span text:style-name="T5">Company 1 buys more then 50% of shares of Company 2, thereby gain controlling interest. From legal point, Company 2 ceases to exist, Company 1 swallows up business.</text:span></text:p>
            <text:p text:style-name="P7"/>
          </table:table-cell>
        </table:table-row>
        <table:table-row table:style-name="Tabelle1.6">
          <table:table-cell table:style-name="Tabelle1.A1" office:value-type="string">
            <text:p text:style-name="P5">Failure rate</text:p>
          </table:table-cell>
          <table:table-cell table:style-name="Tabelle1.A1" office:value-type="string">
            <text:p text:style-name="P2"/>
            <text:p text:style-name="P15">2 out of 3 <text:span text:style-name="T6">fail</text:span></text:p>
            <text:p text:style-name="P2"/>
          </table:table-cell>
        </table:table-row>
        <table:table-row table:style-name="Tabelle1.7">
          <table:table-cell table:style-name="Tabelle1.A1" office:value-type="string">
            <text:p text:style-name="P5">Why they happen: </text:p>
            <text:p text:style-name="P5">Potential benefits</text:p>
          </table:table-cell>
          <table:table-cell table:style-name="Tabelle1.A1" office:value-type="string">
            <text:p text:style-name="P2"/>
            <text:p text:style-name="P16">-to get bigger and gain market share</text:p>
            <text:p text:style-name="P16">-access to new markets</text:p>
            <text:p text:style-name="P9">-increase<text:span text:style-name="T4"> purchasing power</text:span></text:p>
            <text:p text:style-name="P9">-<text:span text:style-name="T4">improve standing in investment community</text:span></text:p>
            <text:p text:style-name="P9">-acquire <text:span text:style-name="T4">new expertise and technology</text:span></text:p>
            <text:p text:style-name="P9"/>
          </table:table-cell>
        </table:table-row>
        <table:table-row table:style-name="Tabelle1.8">
          <table:table-cell table:style-name="Tabelle1.A1" office:value-type="string">
            <text:p text:style-name="P5">Why they fail: Risks/reasons for failure</text:p>
          </table:table-cell>
          <table:table-cell table:style-name="Tabelle1.A1" office:value-type="string">
            <text:p text:style-name="P2"/>
            <text:p text:style-name="P9">-<text:span text:style-name="T4">merger has more to do with prestige then sound corporate strategy</text:span></text:p>
            <text:p text:style-name="P9">-<text:span text:style-name="T4">top managers can spread time too thinly, thus neglecting core business</text:span></text:p>
            <text:p text:style-name="P9">-<text:span text:style-name="T4">culture clash, when cultural differences in both companies are too large</text:span></text:p>
            <text:p text:style-name="P9">-focus<text:span text:style-name="T4"> on cost cutting too much → neglect day <text:s/>to day business and customer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</meta:initial-creator>
    <meta:editing-cycles>17</meta:editing-cycles>
    <meta:print-date>2017-11-14T10:53:00</meta:print-date>
    <meta:creation-date>2015-11-01T19:40:00</meta:creation-date>
    <dc:date>2020-05-09T19:21:55.042000000</dc:date>
    <meta:editing-duration>PT39M15S</meta:editing-duration>
    <meta:generator>LibreOffice/5.4.5.1$Windows_X86_64 LibreOffice_project/79c9829dd5d8054ec39a82dc51cd9eff340dbee8</meta:generator>
    <meta:document-statistic meta:table-count="1" meta:image-count="0" meta:object-count="0" meta:page-count="1" meta:paragraph-count="29" meta:word-count="227" meta:character-count="1375" meta:non-whitespace-character-count="1174"/>
    <meta:user-defined meta:name="AppVersion">14.0000</meta:user-defined>
    <meta:user-defined meta:name="Company">HTW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